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4431in" style:rel-column-width="13656*"/>
    </style:style>
    <style:style style:name="Table3.B" style:family="table-column">
      <style:table-column-properties style:column-width="1.3583in" style:rel-column-width="12854*"/>
    </style:style>
    <style:style style:name="Table3.C" style:family="table-column">
      <style:table-column-properties style:column-width="0.5688in" style:rel-column-width="5382*"/>
    </style:style>
    <style:style style:name="Table3.D" style:family="table-column">
      <style:table-column-properties style:column-width="0.4715in" style:rel-column-width="4462*"/>
    </style:style>
    <style:style style:name="Table3.E" style:family="table-column">
      <style:table-column-properties style:column-width="0.5403in" style:rel-column-width="5112*"/>
    </style:style>
    <style:style style:name="Table3.F" style:family="table-column">
      <style:table-column-properties style:column-width="0.7403in" style:rel-column-width="7005*"/>
    </style:style>
    <style:style style:name="Table3.G" style:family="table-column">
      <style:table-column-properties style:column-width="1.8035in" style:rel-column-width="17064*"/>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5007in" style:rel-column-width="14201*"/>
    </style:style>
    <style:style style:name="Table2.B" style:family="table-column">
      <style:table-column-properties style:column-width="1.3306in" style:rel-column-width="12591*"/>
    </style:style>
    <style:style style:name="Table2.C" style:family="table-column">
      <style:table-column-properties style:column-width="0.9104in" style:rel-column-width="8615*"/>
    </style:style>
    <style:style style:name="Table2.D" style:family="table-column">
      <style:table-column-properties style:column-width="1.1104in" style:rel-column-width="10508*"/>
    </style:style>
    <style:style style:name="Table2.E" style:family="table-column">
      <style:table-column-properties style:column-width="2.0729in" style:rel-column-width="1962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Table_20_Contents">
      <style:paragraph-properties fo:margin-top="0in" fo:margin-bottom="0in" style:contextual-spacing="false" fo:text-align="center" style:justify-single-word="false"/>
    </style:style>
    <style:style style:name="P8"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9" style:family="paragraph" style:parent-style-name="Table_20_Heading">
      <style:paragraph-properties fo:margin-top="0in" fo:margin-bottom="0in" style:contextual-spacing="false"/>
    </style:style>
    <style:style style:name="P1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list-style-name="L1">
      <style:paragraph-properties fo:margin-top="0in" fo:margin-bottom="0in" style:contextual-spacing="false"/>
    </style:style>
    <style:style style:name="P13" style:family="paragraph" style:parent-style-name="Standard" style:list-style-name="L2">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list-style-name="L2">
      <style:paragraph-properties fo:margin-top="0in" fo:margin-bottom="0in" style:contextual-spacing="false"/>
    </style:style>
    <style:style style:name="P15" style:family="paragraph" style:parent-style-name="Standard" style:list-style-name="L2">
      <style:paragraph-properties fo:margin-top="0.1181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list-style-name="L2">
      <style:paragraph-properties fo:margin-top="0in" fo:margin-bottom="0.1181in" style:contextual-spacing="false"/>
    </style:style>
    <style:style style:name="P17" style:family="paragraph" style:parent-style-name="Heading_20_1" style:master-page-name="First_20_Page">
      <style:paragraph-properties style:page-number="auto"/>
    </style:style>
    <style:style style:name="P18" style:family="paragraph" style:parent-style-name="Heading_20_2">
      <style:text-properties style:font-name="Arial1" fo:font-size="14pt" style:font-size-asian="14pt" style:font-size-complex="14pt"/>
    </style:style>
    <style:style style:name="P19"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86e90" style:font-size-asian="8pt" style:font-size-complex="8pt"/>
    </style:style>
    <style:style style:name="T4" style:family="text">
      <style:text-properties fo:font-size="8pt" officeooo:rsid="00186e90" style:font-size-asian="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style:use-window-font-color="true" fo:language="en" fo:country="US" officeooo:rsid="00186e90" style:font-name-asian="Times New Roman" style:font-name-complex="Times New Roman" style:language-complex="ar" style:country-complex="SA"/>
    </style:style>
    <style:style style:name="T9" style:family="text">
      <style:text-properties fo:language="en" fo:country="US" style:language-complex="ar" style:country-complex="SA"/>
    </style:style>
    <style:style style:name="T10" style:family="text">
      <style:text-properties officeooo:rsid="00186e9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Unless <text:span text:style-name="T6">otherwise specified, w</text:span>hen a sequence of bytes is being documented or described, the first or most significant is labelled 0, <text:span text:style-name="T6">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6">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6">the</text:span> relevant standard. For example, XML CDI strings can start with either <text:span text:style-name="T6">the</text:span> UTF-8 text for “&lt;?xml” which starts with 0x3C, or with a 0x80 followed by an indication of the format of the compressed UFT-8 text that follows. See <text:span text:style-name="T6">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6">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6">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6">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8" text:outline-level="2"><text:span text:style-name="T7">Presentation of a</text:span><text:span text:style-name="T8">n</text:span><text:span text:style-name="T7"> OpenLCB </text:span><text:span text:style-name="T9">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Name</text:p>
          </table:table-cell>
          <table:table-cell table:style-name="Table3.A1" office:value-type="string">
            <text:p text:style-name="P8">Description</text:p>
          </table:table-cell>
          <table:table-cell table:style-name="Table3.A1" office:value-type="string">
            <text:p text:style-name="P9">Simple Node </text:p>
          </table:table-cell>
          <table:table-cell table:style-name="Table3.A1" office:value-type="string">
            <text:p text:style-name="P9">Dest ID</text:p>
          </table:table-cell>
          <table:table-cell table:style-name="Table3.A1" office:value-type="string">
            <text:p text:style-name="P8">Event ID</text:p>
          </table:table-cell>
          <table:table-cell table:style-name="Table3.A1" office:value-type="string">
            <text:p text:style-name="P8">Common</text:p>
            <text:p text:style-name="P8">MTI</text:p>
          </table:table-cell>
          <table:table-cell table:style-name="Table3.G1" office:value-type="string">
            <text:p text:style-name="P8">Data Content</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N</text:p>
          </table:table-cell>
          <table:table-cell table:style-name="Table3.A2" office:value-type="string">
            <text:p text:style-name="P7">N</text:p>
          </table:table-cell>
          <table:table-cell table:style-name="Table3.A2" office:value-type="string">
            <text:p text:style-name="P7">N</text:p>
          </table:table-cell>
          <table:table-cell table:style-name="Table3.A2" office:value-type="string">
            <text:p text:style-name="P7">0x0000</text:p>
          </table:table-cell>
          <table:table-cell table:style-name="Table3.G2" office:value-type="string">
            <text:p text:style-name="P7"/>
          </table:table-cell>
        </table:table-row>
      </table:table>
      <text:p text:style-name="Standard"/>
      <text:list xml:id="list2722385400341544372" text:style-name="L1">
        <text:list-item>
          <text:p text:style-name="P12">Name: Standard name of the message.</text:p>
        </text:list-item>
      </text:list>
      <text:list xml:id="list1998578644480874034" text:style-name="L2">
        <text:list-item>
          <text:p text:style-name="P13">Description: Optional field, generally used if there is variant forms. </text:p>
        </text:list-item>
        <text:list-item>
          <text:p text:style-name="P13">Simple Node: Whether the message is included in the “simple node subset” (defined in the Message Networking TN).</text:p>
        </text:list-item>
        <text:list-item>
          <text:p text:style-name="P14">Dest ID: Whether this message includes <text:span text:style-name="T6">a destination address for a specific node. If not, the message is global.</text:span></text:p>
        </text:list-item>
        <text:list-item>
          <text:p text:style-name="P14">Event ID: Whether this message includes <text:span text:style-name="T6">an Event ID.</text:span></text:p>
        </text:list-item>
        <text:list-item>
          <text:p text:style-name="P14">Common MTI: The 16-bit value, typically in hex notation, of the full Message Type Indicator.Data Content: Summary description of data bytes, if any, included after fixed fields such as MTI and destination address.</text:p>
        </text:list-item>
      </text:list>
      <text:p text:style-name="Standard"/>
      <text:p text:style-name="Standard"><text:soft-page-break/>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Name</text:p>
          </table:table-cell>
          <table:table-cell table:style-name="Table2.A1" office:value-type="string">
            <text:p text:style-name="P9">Description</text:p>
          </table:table-cell>
          <table:table-cell table:style-name="Table2.A1" office:value-type="string">
            <text:p text:style-name="P8">CAN-MTI</text:p>
          </table:table-cell>
          <table:table-cell table:style-name="Table2.A1" office:value-type="string">
            <text:p text:style-name="P9">CAN Header</text:p>
          </table:table-cell>
          <table:table-cell table:style-name="Table2.E1" office:value-type="string">
            <text:p text:style-name="P8">Data Content</text:p>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7">0x000</text:p>
          </table:table-cell>
          <table:table-cell table:style-name="Table2.A2" office:value-type="string">
            <text:p text:style-name="P7">0x1800,0sss</text:p>
          </table:table-cell>
          <table:table-cell table:style-name="Table2.E2" office:value-type="string">
            <text:p text:style-name="P7"/>
          </table:table-cell>
        </table:table-row>
      </table:table>
      <text:list xml:id="list135307238545551" text:continue-numbering="true" text:style-name="L2">
        <text:list-item>
          <text:p text:style-name="P15">Name: Standard name of the message.</text:p>
        </text:list-item>
        <text:list-item>
          <text:p text:style-name="P13">Description: Optional field, generally used if there is variant forms. </text:p>
        </text:list-item>
        <text:list-item>
          <text:p text:style-name="P13">CAN-MTI format: Typical CAN frame representation of the MTI. </text:p>
        </text:list-item>
        <text:list-item>
          <text:p text:style-name="P13">CAN Header: Contains the CAN header. <text:s/>Source node ID alias is represented by “sss”. <text:s/>Destination node ID alias, if present, is represented by “ddd”.</text:p>
        </text:list-item>
        <text:list-item>
          <text:p text:style-name="P16">Data Content: Summary description of data bytes, if any, included after a fixed destination address., represented as “fsss”, where the “f” represents fragmentation flags. <text:s/></text:p>
        </text:list-item>
      </text:list>
      <text:p text:style-name="P10">Note that this information is not completely independent. <text:s/>The MTI value depends on simple subset, priority subgroup, etc, values. <text:s/>The messages are detailed in specific associated documentation. <text:s/>That documentation is considered normative. <text:s/></text:p>
      <text:p text:style-name="P10">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Data<text:tab/>1</text:p>
          <text:p text:style-name="P21"><text:s/>2.1 Numerical representation<text:tab/>1</text:p>
          <text:p text:style-name="P21"><text:s/>2.2 Byte sequences<text:tab/>1</text:p>
          <text:p text:style-name="P21"><text:s/>2.3 Bit sequences<text:tab/>1</text:p>
          <text:p text:style-name="P21"><text:s/>2.4 Strings<text:tab/>2</text:p>
          <text:p text:style-name="P20"><text:s/>3 Presentation<text:tab/>2</text:p>
          <text:p text:style-name="P21"><text:s/>3.1 Presentation of CAN Quantities<text:tab/>3</text:p>
          <text:p text:style-name="P21"><text:s/>3.2 Presentation of a OpenLCB message<text:tab/>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04in" style:rel-column-width="34402*"/>
    </style:style>
    <style:style style:name="Table1.B" style:family="table-column">
      <style:table-column-properties style:column-width="0.0431in" style:rel-column-width="447*"/>
    </style:style>
    <style:style style:name="Table1.C" style:family="table-column">
      <style:table-column-properties style:column-width="1.6465in" style:rel-column-width="17110*"/>
    </style:style>
    <style:style style:name="Table1.D" style:family="table-column">
      <style:table-column-properties style:column-width="1.3063in" style:rel-column-width="13576*"/>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86e90" style:font-size-asian="8pt" style:font-size-complex="8pt"/>
    </style:style>
    <style:style style:name="MT3" style:family="text">
      <style:text-properties officeooo:rsid="00186e90"/>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86e90"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ommon Information Technical Note</text:p>
      </style:header>
      <style:footer>
        <text:p text:style-name="MP2"><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mm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span text:style-name="MT3">Feb 15, 2015</text:span></text:p>
            </table:table-cell>
            <table:table-cell table:style-name="Table1.C1" office:value-type="string">
              <text:p text:style-name="MP6"><text:s/><text:span text:style-name="MT3">Adopted</text:span></text:p>
            </table:table-cell>
          </table:table-row>
        </table:table>
        <text:p text:style-name="Header"/>
      </style:header>
      <style:footer>
        <text:p text:style-name="MP7"><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6">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ommon Information Technical Note</dc:title>
    <meta:initial-creator>Alex Shepherd</meta:initial-creator>
    <meta:creation-date>2009-01-22T07:11:27</meta:creation-date>
    <meta:editing-cycles>118</meta:editing-cycles>
    <meta:editing-duration>PT14H56M50S</meta:editing-duration>
    <meta:generator>LibreOffice/4.2.7.2$Linux_X86_64 LibreOffice_project/420m0$Build-2</meta:generator>
    <dc:date>2015-02-15T13:53:05.236399174</dc:date>
    <dc:creator>Balazs Racz</dc:creator>
    <meta:keyword>OpenLCB Common Information</meta:keyword>
    <meta:document-statistic meta:table-count="3" meta:image-count="1" meta:object-count="0" meta:page-count="4" meta:paragraph-count="91" meta:word-count="1332" meta:character-count="8399" meta:non-whitespace-character-count="7113"/>
    <meta:user-defined meta:name="Info 1"/>
    <meta:user-defined meta:name="Info 2"/>
    <meta:user-defined meta:name="Info 3"/>
    <meta:user-defined meta:name="Info 4"/>
  </office:meta>
</office:document-meta>
</file>